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verpass" svg:font-family="Overpa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verpass1" svg:font-family="Overpass" style:font-pitch="variable"/>
    <style:font-face style:name="Palatino Linotype" svg:font-family="'Palatino Linotype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2pt" officeooo:rsid="0028e326" officeooo:paragraph-rsid="0046d701" style:font-size-asian="12pt" style:font-size-complex="12pt"/>
    </style:style>
    <style:style style:name="P2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paragraph-rsid="007ed2bf" style:font-size-asian="10pt" style:font-size-complex="10pt"/>
    </style:style>
    <style:style style:name="P4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paragraph-rsid="006bbe1d" style:font-size-asian="10pt" style:font-size-complex="10pt"/>
    </style:style>
    <style:style style:name="P5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paragraph-rsid="007035a2" style:font-size-asian="10pt" style:font-size-complex="10pt"/>
    </style:style>
    <style:style style:name="P6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rsid="007ed2bf" officeooo:paragraph-rsid="007ed2bf" style:font-size-asian="10pt" style:font-size-complex="10pt"/>
    </style:style>
    <style:style style:name="P7" style:family="paragraph" style:parent-style-name="IDBlock">
      <style:text-properties officeooo:paragraph-rsid="00762ac0"/>
    </style:style>
    <style:style style:name="P8" style:family="paragraph" style:parent-style-name="ExperienceTitle">
      <style:text-properties officeooo:paragraph-rsid="008d0f52"/>
    </style:style>
    <style:style style:name="P9" style:family="paragraph" style:parent-style-name="Text_20_body" style:list-style-name="List_20_2">
      <style:text-properties style:font-name="Calibri" fo:font-size="12pt" style:font-size-asian="12pt" style:font-size-complex="12pt"/>
    </style:style>
    <style:style style:name="P10" style:family="paragraph" style:parent-style-name="Text_20_body" style:list-style-name="List_20_2">
      <style:text-properties style:font-name="Calibri" fo:font-size="12pt" officeooo:rsid="00992e05" officeooo:paragraph-rsid="00992e05" style:font-size-asian="12pt" style:font-size-complex="12pt"/>
    </style:style>
    <style:style style:name="P11" style:family="paragraph" style:parent-style-name="Text_20_body" style:list-style-name="List_20_2">
      <style:text-properties style:font-name="Calibri" fo:font-size="12pt" officeooo:rsid="008d4183" officeooo:paragraph-rsid="008d4183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style:font-name="Calibri" fo:font-size="12pt" fo:font-weight="bold" officeooo:rsid="008d4183" officeooo:paragraph-rsid="008d4183" style:font-size-asian="12pt" style:font-weight-asian="bold" style:font-size-complex="12pt" style:font-weight-complex="bold"/>
    </style:style>
    <style:style style:name="P13" style:family="paragraph" style:parent-style-name="Text_20_body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paragraph-rsid="009b826e" style:font-size-asian="10pt" style:font-size-complex="10pt"/>
    </style:style>
    <style:style style:name="P14" style:family="paragraph" style:parent-style-name="Text_20_body">
      <style:text-properties fo:font-size="12pt" fo:font-style="normal" officeooo:paragraph-rsid="007efaad" style:font-size-asian="12pt" style:font-style-asian="normal" style:font-size-complex="12pt" style:font-style-complex="normal"/>
    </style:style>
    <style:style style:name="P15" style:family="paragraph" style:parent-style-name="Text_20_body">
      <style:text-properties fo:font-size="12pt" fo:font-style="normal" fo:font-weight="bold" officeooo:paragraph-rsid="005012ab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text-properties fo:font-size="12pt" officeooo:paragraph-rsid="005012ab" style:font-size-asian="12pt" style:font-size-complex="12pt"/>
    </style:style>
    <style:style style:name="P17" style:family="paragraph" style:parent-style-name="Main_20_Title">
      <style:text-properties officeooo:rsid="005a11ba" officeooo:paragraph-rsid="0060155b"/>
    </style:style>
    <style:style style:name="P18" style:family="paragraph" style:parent-style-name="ExperienceLocation">
      <style:text-properties fo:font-size="12pt" style:font-size-asian="12pt" style:font-size-complex="12pt"/>
    </style:style>
    <style:style style:name="P19" style:family="paragraph" style:parent-style-name="ExperienceLocation" style:master-page-name="">
      <loext:graphic-properties draw:fill="none"/>
      <style:paragraph-properties fo:margin-left="-0.1866in" fo:margin-right="0in" fo:margin-top="0.0835in" fo:margin-bottom="0.0417in" loext:contextual-spacing="false" fo:text-indent="0in" style:auto-text-indent="false" style:page-number="auto" fo:background-color="transparent" fo:keep-with-next="always"/>
    </style:style>
    <style:style style:name="P20" style:family="paragraph" style:parent-style-name="ExperienceBullets" style:list-style-name="List_20_2">
      <style:text-properties fo:font-size="11pt" style:font-size-asian="11pt" style:font-size-complex="11pt"/>
    </style:style>
    <style:style style:name="P21" style:family="paragraph" style:parent-style-name="ExperienceBullets" style:list-style-name="List_20_2">
      <style:text-properties fo:font-size="11pt" officeooo:paragraph-rsid="004ca359" style:font-size-asian="11pt" style:font-size-complex="11pt"/>
    </style:style>
    <style:style style:name="P22" style:family="paragraph" style:parent-style-name="ExperienceBullets" style:list-style-name="List_20_2">
      <style:text-properties fo:font-size="11pt" officeooo:paragraph-rsid="002cb9fc" style:font-size-asian="11pt" style:font-size-complex="11pt"/>
    </style:style>
    <style:style style:name="P23" style:family="paragraph" style:parent-style-name="ExperienceBullets" style:list-style-name="List_20_2">
      <style:text-properties fo:font-size="11pt" officeooo:rsid="0031fbcd" officeooo:paragraph-rsid="0031fbcd" style:font-size-asian="11pt" style:font-size-complex="11pt"/>
    </style:style>
    <style:style style:name="P24" style:family="paragraph" style:parent-style-name="ExperienceBullets" style:list-style-name="List_20_2">
      <style:text-properties fo:font-size="11pt" officeooo:rsid="002cb9fc" officeooo:paragraph-rsid="002cb9fc" style:font-size-asian="11pt" style:font-size-complex="11pt"/>
    </style:style>
    <style:style style:name="P25" style:family="paragraph" style:parent-style-name="ExperienceBullets" style:list-style-name="List_20_2">
      <style:text-properties fo:font-size="11pt" officeooo:rsid="002f1fc2" officeooo:paragraph-rsid="002f1fc2" style:font-size-asian="11pt" style:font-size-complex="11pt"/>
    </style:style>
    <style:style style:name="P26" style:family="paragraph" style:parent-style-name="ExperienceBullets">
      <style:paragraph-properties>
        <style:tab-stops>
          <style:tab-stop style:position="1.6862in" style:type="right"/>
          <style:tab-stop style:position="1.8752in"/>
        </style:tab-stops>
      </style:paragraph-properties>
      <style:text-properties fo:font-size="10pt" officeooo:paragraph-rsid="009b826e" style:font-size-asian="10pt" style:font-size-complex="10pt"/>
    </style:style>
    <style:style style:name="P27" style:family="paragraph" style:parent-style-name="ExperienceBullets" style:list-style-name="List_20_2">
      <style:paragraph-properties fo:margin-top="0.1in" fo:margin-bottom="0.0098in" loext:contextual-spacing="false" fo:line-height="100%" style:writing-mode="page"/>
      <style:text-properties fo:font-size="12pt" officeooo:paragraph-rsid="0028e326" style:font-size-asian="12pt" style:font-size-complex="12pt"/>
    </style:style>
    <style:style style:name="P28" style:family="paragraph" style:parent-style-name="ExperienceBullets" style:list-style-name="List_20_2">
      <style:paragraph-properties fo:margin-top="0.1in" fo:margin-bottom="0.0098in" loext:contextual-spacing="false" fo:line-height="100%" style:writing-mode="page"/>
      <style:text-properties fo:font-size="12pt" officeooo:paragraph-rsid="009b826e" style:font-size-asian="12pt" style:font-size-complex="12pt"/>
    </style:style>
    <style:style style:name="P29" style:family="paragraph" style:parent-style-name="ExperienceBullets" style:list-style-name="List_20_2">
      <style:paragraph-properties fo:margin-top="0.1in" fo:margin-bottom="0.0098in" loext:contextual-spacing="false" fo:line-height="100%" style:writing-mode="page"/>
      <style:text-properties fo:font-size="12pt" officeooo:rsid="006c336c" officeooo:paragraph-rsid="00870001" style:font-size-asian="12pt" style:font-size-complex="12pt"/>
    </style:style>
    <style:style style:name="P30" style:family="paragraph" style:parent-style-name="ExperienceBullets" style:list-style-name="List_20_1">
      <style:paragraph-properties fo:margin-top="0.1in" fo:margin-bottom="0.0098in" loext:contextual-spacing="false" fo:line-height="100%" style:writing-mode="page"/>
      <style:text-properties fo:font-size="12pt" officeooo:rsid="006c336c" officeooo:paragraph-rsid="00870001" style:font-size-asian="12pt" style:font-size-complex="12pt"/>
    </style:style>
    <style:style style:name="P31" style:family="paragraph" style:parent-style-name="ExperienceBullets" style:list-style-name="List_20_1">
      <style:paragraph-properties fo:margin-top="0.1in" fo:margin-bottom="0.0098in" loext:contextual-spacing="false" fo:line-height="100%" style:writing-mode="page"/>
      <style:text-properties fo:font-size="12pt" officeooo:rsid="007efaad" officeooo:paragraph-rsid="00870001" style:font-size-asian="12pt" style:font-size-complex="12pt"/>
    </style:style>
    <style:style style:name="P32" style:family="paragraph" style:parent-style-name="ExperienceBullets" style:list-style-name="List_20_1">
      <style:paragraph-properties fo:margin-top="0.1in" fo:margin-bottom="0.0098in" loext:contextual-spacing="false" fo:line-height="100%" style:writing-mode="page"/>
      <style:text-properties fo:font-size="12pt" officeooo:rsid="0036b409" officeooo:paragraph-rsid="009945e8" style:font-size-asian="12pt" style:font-size-complex="12pt"/>
    </style:style>
    <style:style style:name="P33" style:family="paragraph" style:parent-style-name="ExperienceTitle">
      <style:text-properties fo:font-size="12pt" style:font-size-asian="12pt" style:font-size-complex="12pt"/>
    </style:style>
    <style:style style:name="T1" style:family="text">
      <style:text-properties officeooo:rsid="0025e129"/>
    </style:style>
    <style:style style:name="T2" style:family="text">
      <style:text-properties officeooo:rsid="00264d57"/>
    </style:style>
    <style:style style:name="T3" style:family="text">
      <style:text-properties officeooo:rsid="002833e3"/>
    </style:style>
    <style:style style:name="T4" style:family="text">
      <style:text-properties officeooo:rsid="0028e326"/>
    </style:style>
    <style:style style:name="T5" style:family="text">
      <style:text-properties officeooo:rsid="002cb9fc"/>
    </style:style>
    <style:style style:name="T6" style:family="text">
      <style:text-properties officeooo:rsid="0031fbc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46d701" style:font-size-asian="10pt" style:font-size-complex="10pt"/>
    </style:style>
    <style:style style:name="T9" style:family="text">
      <style:text-properties officeooo:rsid="0046d701"/>
    </style:style>
    <style:style style:name="T10" style:family="text">
      <style:text-properties fo:font-variant="normal" fo:text-transform="none" fo:font-weight="bold" fo:background-color="transparent" loext:char-shading-value="0" style:font-weight-asian="bold" style:font-weight-complex="bold" loext:shadow="none"/>
    </style:style>
    <style:style style:name="T11" style:family="text">
      <style:text-properties fo:font-variant="normal" fo:text-transform="none" fo:font-weight="bold" officeooo:rsid="003c5595" fo:background-color="transparent" loext:char-shading-value="0" style:font-weight-asian="bold" style:font-weight-complex="bold" loext:shadow="none"/>
    </style:style>
    <style:style style:name="T12" style:family="text">
      <style:text-properties officeooo:rsid="00489236"/>
    </style:style>
    <style:style style:name="T13" style:family="text">
      <style:text-properties officeooo:rsid="004a27c4"/>
    </style:style>
    <style:style style:name="T14" style:family="text">
      <style:text-properties officeooo:rsid="005012ab"/>
    </style:style>
    <style:style style:name="T15" style:family="text">
      <style:text-properties officeooo:rsid="005a7f4c"/>
    </style:style>
    <style:style style:name="T16" style:family="text">
      <style:text-properties officeooo:rsid="005c278f"/>
    </style:style>
    <style:style style:name="T17" style:family="text">
      <style:text-properties officeooo:rsid="005d2e96"/>
    </style:style>
    <style:style style:name="T18" style:family="text">
      <style:text-properties officeooo:rsid="0065baa8"/>
    </style:style>
    <style:style style:name="T19" style:family="text">
      <style:text-properties officeooo:rsid="0069d34f"/>
    </style:style>
    <style:style style:name="T20" style:family="text">
      <style:text-properties officeooo:rsid="006d8bb1"/>
    </style:style>
    <style:style style:name="T21" style:family="text">
      <style:text-properties officeooo:rsid="006fd5e2"/>
    </style:style>
    <style:style style:name="T22" style:family="text">
      <style:text-properties officeooo:rsid="0072cca6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8d4183"/>
    </style:style>
    <style:style style:name="T25" style:family="text">
      <style:text-properties fo:font-size="10.5pt" fo:font-weight="bold" style:font-size-asian="10.5pt" style:font-weight-asian="bold" style:font-size-complex="10.5pt" style:font-weight-complex="bold"/>
    </style:style>
    <style:style style:name="T26" style:family="text">
      <style:text-properties fo:font-size="10.5pt" fo:font-weight="bold" officeooo:rsid="004713c8" style:font-size-asian="10.5pt" style:font-weight-asian="bold" style:font-size-complex="10.5pt" style:font-weight-complex="bold"/>
    </style:style>
    <style:style style:name="T27" style:family="text">
      <style:text-properties fo:font-size="10.5pt" fo:font-weight="bold" officeooo:rsid="0046d701" style:font-size-asian="10.5pt" style:font-weight-asian="bold" style:font-size-complex="10.5pt" style:font-weight-complex="bold"/>
    </style:style>
    <style:style style:name="T28" style:family="text">
      <style:text-properties officeooo:rsid="00769b10"/>
    </style:style>
    <style:style style:name="T29" style:family="text">
      <style:text-properties officeooo:rsid="00775aa8"/>
    </style:style>
    <style:style style:name="T30" style:family="text">
      <style:text-properties officeooo:rsid="007ed2bf"/>
    </style:style>
    <style:style style:name="T31" style:family="text">
      <style:text-properties officeooo:rsid="007efaad"/>
    </style:style>
    <style:style style:name="T32" style:family="text">
      <style:text-properties officeooo:rsid="007fb6a0"/>
    </style:style>
    <style:style style:name="T33" style:family="text">
      <style:text-properties officeooo:rsid="0081020c"/>
    </style:style>
    <style:style style:name="T34" style:family="text">
      <style:text-properties officeooo:rsid="0084471c"/>
    </style:style>
    <style:style style:name="T35" style:family="text">
      <style:text-properties officeooo:rsid="0084f473"/>
    </style:style>
    <style:style style:name="T36" style:family="text">
      <style:text-properties officeooo:rsid="00859133"/>
    </style:style>
    <style:style style:name="T37" style:family="text">
      <style:text-properties officeooo:rsid="008d4183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6e3434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5012ab" style:font-style-asian="normal" style:font-weight-asian="bold" style:font-style-complex="normal" style:font-weight-complex="bold"/>
    </style:style>
    <style:style style:name="T41" style:family="text">
      <style:text-properties officeooo:rsid="0090ccc7"/>
    </style:style>
    <style:style style:name="T42" style:family="text">
      <style:text-properties officeooo:rsid="009281bd"/>
    </style:style>
    <style:style style:name="T43" style:family="text">
      <style:text-properties officeooo:rsid="00946faf"/>
    </style:style>
    <style:style style:name="T44" style:family="text">
      <style:text-properties officeooo:rsid="00975c3b"/>
    </style:style>
    <style:style style:name="T45" style:family="text">
      <style:text-properties officeooo:rsid="0097a651"/>
    </style:style>
    <style:style style:name="T46" style:family="text">
      <style:text-properties officeooo:rsid="00992e05"/>
    </style:style>
    <style:style style:name="T47" style:family="text">
      <style:text-properties officeooo:rsid="009945e8"/>
    </style:style>
    <style:style style:name="T48" style:family="text">
      <style:text-properties officeooo:rsid="009b1d59"/>
    </style:style>
    <style:style style:name="T49" style:family="text">
      <style:text-properties officeooo:rsid="009b82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IDBlock">Jonathon Clark</text:p>
      <text:p text:style-name="P7"><text:a xlink:type="simple" xlink:href="mailto:jc@saipantech.com" text:style-name="Internet_20_link" text:visited-style-name="Visited_20_Internet_20_Link">jc@saipantech.com</text:a> <text:s/></text:p>
      <text:h text:style-name="P17" text:outline-level="3">IT Director - Senior Systems Engineer </text:h>
      <text:list xml:id="list1133847476" text:style-name="List_20_2">
        <text:list-item>
          <text:p text:style-name="P9"><text:span text:style-name="T22">Proven </text:span>experience i<text:span text:style-name="T22">n providing comprehensive network and computer infrastructure solutions</text:span>.</text:p>
        </text:list-item>
        <text:list-item>
          <text:p text:style-name="P9"><text:span text:style-name="T22">Linux Systems specialist. – </text:span><text:span text:style-name="T23">Linux Foundation Certified Engineer </text:span><text:span text:style-name="T24">since 2016</text:span></text:p>
        </text:list-item>
        <text:list-item>
          <text:p text:style-name="P9">Mixed network (Linux, Window<text:span text:style-name="T47">s Server</text:span>, <text:span text:style-name="T47">Windows Desktop, </text:span><text:s/>Mac, Android) <text:span text:style-name="T37">Systems Administration</text:span>. </text:p>
        </text:list-item>
        <text:list-item>
          <text:p text:style-name="P10">Disaster Recovery and HA Systems Backup and security policies. </text:p>
        </text:list-item>
        <text:list-item>
          <text:p text:style-name="P9"><text:span text:style-name="T45">Experienced </text:span>Python and Angular <text:span text:style-name="T37">containerized </text:span>application developer.</text:p>
        </text:list-item>
        <text:list-item>
          <text:p text:style-name="P9">Proficient <text:span text:style-name="T37">with VMware, OpenStack, RHEV virtualization platforms</text:span>.</text:p>
        </text:list-item>
        <text:list-item>
          <text:p text:style-name="P11"><text:span text:style-name="T41">Articulate, f</text:span>riendly and personable.</text:p>
        </text:list-item>
      </text:list>
      <text:p text:style-name="P12">Employment Information</text:p>
      <text:h text:style-name="P33" text:outline-level="3">Director of Information Technology</text:h>
      <text:h text:style-name="P18" text:outline-level="5">Mount Carmel Sc<text:span text:style-name="T1">hool, Saipan Island</text:span> <text:s/><text:span text:style-name="T45">CNMI </text:span>- August 2015 – Present</text:h>
      <text:p text:style-name="P14"><text:span text:style-name="T14">Established</text:span> an Information Technology Department <text:span text:style-name="T16">on the largest private school on the island. Revolutionized the entire computer landscape on campus. Implemented policy to streamline digital information workflow and establish </text:span>the 21st Century <text:span text:style-name="T16">classroom imperative. Programmed several applications which were used in concert with the School Information System and the Accounting Department. Implemented Backup and Security policy for critical system data.</text:span></text:p>
      <text:p text:style-name="P15"/>
      <text:p text:style-name="P16"><text:span text:style-name="T39">A brief detail on major</text:span><text:span text:style-name="T38"> accomplish</text:span><text:span text:style-name="T40">ments</text:span><text:span text:style-name="T38">:</text:span></text:p>
      <text:list xml:id="list84711904723649" text:continue-numbering="true" text:style-name="List_20_2">
        <text:list-item>
          <text:p text:style-name="P27"><text:span text:style-name="T48">Created a private Data Center. Deployed VMware, and RHEV platforms, hosting Windows Servers, Windows Desktops and Linux Workstations . I</text:span>ntroduc<text:span text:style-name="T45">ed </text:span>new<text:span text:style-name="T13"> virtualization computing strategies</text:span> which <text:span text:style-name="T48">p</text:span>rovided scalable computer pool resources for students and teachers. <text:span text:style-name="T49">We realized a substantial reduction in maintenance and electricity cost as well as slashing the per workstation cost by 68%.</text:span></text:p>
        </text:list-item>
        <text:list-item>
          <text:p text:style-name="P29"><text:span text:style-name="T49">Using different languages and frameworks I successfully </text:span>deployed into production, <text:span text:style-name="T31">several custom </text:span>on-line <text:span text:style-name="T31">applications:</text:span></text:p>
        </text:list-item>
      </text:list>
      <text:list xml:id="list4229467729" text:style-name="List_20_1">
        <text:list-item>
          <text:list>
            <text:list-item>
              <text:p text:style-name="P31"><text:span text:style-name="T32">Employee Payroll </text:span>Time <text:span text:style-name="T32">Sheet – this application allows staff to time in and out online. </text:span></text:p>
            </text:list-item>
            <text:list-item>
              <text:p text:style-name="P30"><text:span text:style-name="T32">Five Year Strategic Plan P</text:span>roject <text:span text:style-name="T35">M</text:span>anage<text:span text:style-name="T43">r</text:span>- <text:span text:style-name="T44">this online application</text:span> <text:span text:style-name="T28">was a tool for all stakeholders to collaborate and manage</text:span> the school’<text:span text:style-name="T34">s long term </text:span>strategic plan<text:span text:style-name="T43">s</text:span>. <text:span text:style-name="T34">After deployment, the </text:span>project<text:span text:style-name="T21">s</text:span> <text:span text:style-name="T44">began to gain momentum and </text:span>productivity <text:span text:style-name="T44">improved significantly.</text:span></text:p>
            </text:list-item>
            <text:list-item>
              <text:p text:style-name="P32"><text:span text:style-name="T36">MCSAP – Mount Carmel School A</text:span>dmissions <text:span text:style-name="T36">Portal – A public facing student registration portal which found great success for users and administrators. <text:s/>The UX and data aggregation for administrators were the success points.</text:span></text:p>
            </text:list-item>
          </text:list>
        </text:list-item>
      </text:list>
      <text:list xml:id="list84711685251771" text:continue-list="list84711904723649" text:style-name="List_20_2">
        <text:list-item>
          <text:p text:style-name="P28"><text:span text:style-name="T46">Developed a culture of saving and efficiency in the IT Department reducing overall School Budget strain. <text:s/>Recognized and instituted cost cutting measures, which saw the successful migration to open source and in-house developed applications from more costly commercial alternatives whenever possible.</text:span></text:p>
        </text:list-item>
      </text:list>
      <text:p text:style-name="P8"><text:soft-page-break/><text:span text:style-name="T18">S</text:span>ystems Engineer <text:span text:style-name="T15">and Administrator</text:span></text:p>
      <text:h text:style-name="P19" text:outline-level="5"><text:tab/>Mango Resort Saipan February 2014 - Present <text:s/>- Saipan, Northern Mariana Islands</text:h>
      <text:p text:style-name="Text_20_body"><text:span text:style-name="T7"><text:tab/>A newly renovated hotel with no systems in place</text:span>.</text:p>
      <text:list xml:id="list84712392699497" text:continue-numbering="true" text:style-name="List_20_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Engineered and supervised the <text:span text:style-name="T29">construction </text:span>of all electronic infrastructure for the resort including computer, satellite entertainment, WiFi, and office administration systems. </text:p>
                        </text:list-item>
                        <text:list-item>
                          <text:p text:style-name="P21">Developed, programmed and deployed, the <text:span text:style-name="T20">property management system (PMS) and a</text:span> desk reservation system. <text:span text:style-name="T2">Collaborated with the Resort General Manager to render her ideas into a production ready application. </text:span></text:p>
                        </text:list-item>
                        <text:list-item>
                          <text:p text:style-name="P20">With a limited budget, I provided full O/A systems <text:span text:style-name="T13">including</text:span> VDI workstations and support networks. </text:p>
                        </text:list-item>
                        <text:list-item>
                          <text:p text:style-name="P23">Harnessed virtual technology to provide cost effective growth solutions.</text:p>
                        </text:list-item>
                        <text:list-item>
                          <text:p text:style-name="P20">Engineered WiFi zones and placements <text:span text:style-name="T2">of AP's</text:span> using commodity equipment <text:span text:style-name="T2">to maintain 100% coverage for all room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ExperienceTitle" text:outline-level="3">Systems <text:span text:style-name="T4">Administrator</text:span></text:h>
      <text:h text:style-name="Heading_20_5" text:outline-level="5">Seoul English Science Edu-Center <text:s/><text:span text:style-name="T3">August 2011 - February 2014 Seoul - South Korea</text:span></text:h>
      <text:p text:style-name="P1"><text:span text:style-name="T7"><text:tab/>A South Korean science observatory </text:span><text:span text:style-name="T8">and </text:span><text:span text:style-name="T7">learning center.</text:span> </text:p>
      <text:list xml:id="list84712509086986" text:continue-numbering="true" text:style-name="List_20_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2"><text:span text:style-name="T13">Streamlined the publication of a bi-weekly science periodical. I d</text:span>evelo<text:span text:style-name="T5">ped</text:span> a network of <text:span text:style-name="T5">administrative </text:span>windows and Linux computers <text:span text:style-name="T5">for data sharing and WebDAV collaboration.</text:span></text:p>
                        </text:list-item>
                        <text:list-item>
                          <text:p text:style-name="P24">Maintained computer lab equipment to highest readiness.</text:p>
                        </text:list-item>
                        <text:list-item>
                          <text:p text:style-name="P25">Built and demonstrated <text:span text:style-name="T9">an</text:span> Open Stack <text:span text:style-name="T6">Havana for the team to use in the development of science based educational tools in the science research departmen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ExperienceTitle">Education</text:p>
      <text:p text:style-name="ExperienceBullets"><text:tab/><text:span text:style-name="T25">BS C</text:span><text:span text:style-name="T27">omputer </text:span><text:span text:style-name="T25">S</text:span><text:span text:style-name="T27">cience - </text:span><text:span text:style-name="T25">National University </text:span><text:span text:style-name="T27">Sacramento, CA</text:span></text:p>
      <text:p text:style-name="ExperienceBullets"><text:tab/><text:span text:style-name="T9">Nuclear Power School - </text:span>United States Navy </text:p>
      <text:p text:style-name="ExperienceBullets"><text:tab/>Electrical Engineering - Michigan Tech University – Houghton, MI</text:p>
      <text:p text:style-name="ExperienceTitle">Certification</text:p>
      <text:p text:style-name="ExperienceBullets"><text:tab/><text:span text:style-name="T25">Linux Foundation Certified Engineer – </text:span><text:span text:style-name="T26">LFCE</text:span></text:p>
      <text:p text:style-name="ExperienceTitle"><text:span text:style-name="T10">Technology </text:span><text:span text:style-name="T11">Proficiency </text:span><text:span text:style-name="T10">Summary</text:span>:</text:p>
      <text:p text:style-name="ExperienceBullets"><text:tab/><text:tab/></text:p>
      <text:p text:style-name="P26"><text:tab/>OS <text:span text:style-name="T49">Admin </text:span>Proficiency:<text:tab/>Linux, Windows Server (8,12,16), Windows, MacOS<text:tab/></text:p>
      <text:p text:style-name="P26"><text:tab/>V<text:span text:style-name="T12">M </text:span>Management:<text:tab/><text:span text:style-name="T12">RHEV Manager</text:span>, OpenStack, VMWare</text:p>
      <text:p text:style-name="P13"><text:tab/>Containers: <text:tab/>Docker,<text:span text:style-name="T30"> </text:span>LXD/LXC</text:p>
      <text:p text:style-name="P3"><text:tab/><text:span text:style-name="T30">Orchestration:<text:tab/> Docker Compose, Kubernetes, OpenShift,</text:span></text:p>
      <text:p text:style-name="P3"><text:tab/>Storage Systems:<text:tab/>Ceph, Swift, Cinder, Gluster </text:p>
      <text:p text:style-name="P4"><text:tab/><text:span text:style-name="T19">Scripting Language:<text:tab/>Python, BASH, Perl </text:span></text:p>
      <text:p text:style-name="P5"><text:tab/><text:span text:style-name="T17">Development </text:span>Languages:<text:tab/>Python, <text:s/><text:span text:style-name="T30">AngularJS, JavaScript, </text:span>C, C++, HTML, CSS, Jquery, PHP</text:p>
      <text:p text:style-name="P6"><text:tab/>Development Frameworks:<text:tab/>Django, Angular <text:span text:style-name="T42">5+</text:span></text:p>
      <text:p text:style-name="P2"><text:tab/><text:span text:style-name="T30">Admin Automation </text:span>Tools:<text:tab/>Ansible, Puppet</text:p>
      <text:p text:style-name="ExperienceTitle">Interests : </text:p>
      <text:p text:style-name="ExperienceBullets"><text:tab/><text:span text:style-name="T7">Astrophysics, Wood Crafting, <text:s/>Music Performance</text:span></text:p>
      <text:p text:style-name="ExperienceLocation"/>
      <text:p text:style-name="ExperienceLocation">Special Skill:</text:p>
      <text:p text:style-name="Table_20_Contents"><text:tab/>Speak fluent Kore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verpass" svg:font-family="Overpa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verpass1" svg:font-family="Overpass" style:font-pitch="variable"/>
    <style:font-face style:name="Palatino Linotype" svg:font-family="'Palatino Linotype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verpass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verpass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20%"/>
      <style:text-properties style:font-name="Calibri" fo:font-family="Calibri" style:font-family-generic="swiss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name="Overpass" fo:font-family="Overpa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verpass" fo:font-family="Overpa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verpass" fo:font-family="Overpass"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Calibri" fo:font-family="Calibri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 fo:line-height="100%" fo:text-align="center" style:justify-single-word="false"/>
      <style:text-properties style:font-name="Calibri" fo:font-family="Calibri" style:font-family-generic="swiss" style:font-pitch="variable" fo:font-size="12pt" fo:font-weight="bold" officeooo:rsid="0024916e" style:font-name-asian="DejaVu Sans" style:font-family-asian="'DejaVu Sans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in" fo:margin-right="0in" fo:margin-top="0in" fo:margin-bottom="0.0402in" loext:contextual-spacing="false" fo:text-indent="0in" style:auto-text-indent="false"/>
      <style:text-properties style:font-name="Calibri" fo:font-family="Calibri" style:font-family-generic="swiss" style:font-pitch="variabl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fo:font-family="Calibri" style:font-family-generic="swiss" style:font-pitch="variable" fo:font-size="11pt" officeooo:rsid="0025d916" style:font-name-asian="DejaVu Sans" style:font-family-asian="'DejaVu Sans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style:font-name="Palatino Linotype" fo:font-family="'Palatino Linotype'" style:font-family-generic="roman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DBlock" style:family="paragraph" style:parent-style-name="Text_20_body">
      <style:paragraph-properties fo:line-height="100%" fo:text-align="center" style:justify-single-word="false"/>
      <style:text-properties style:font-name="Calibri" fo:font-family="Calibri" style:font-family-generic="swiss" style:font-pitch="variable" fo:font-size="12pt" style:font-size-asian="12pt" style:font-size-complex="12pt"/>
    </style:style>
    <style:style style:name="Main_20_Title" style:display-name="Main Title" style:family="paragraph" style:parent-style-name="Heading_20_3" style:default-outline-level="" style:list-style-name="">
      <style:paragraph-properties fo:margin-top="0.2598in" fo:margin-bottom="0.1402in" loext:contextual-spacing="false" fo:text-align="center" style:justify-single-word="false"/>
      <style:text-properties fo:font-size="12pt" style:font-size-asian="12pt" style:font-size-complex="12pt"/>
    </style:style>
    <style:style style:name="ExperienceBullets" style:family="paragraph" style:parent-style-name="Text_20_body" style:master-page-name="">
      <style:paragraph-properties fo:margin-left="0in" fo:margin-right="0in" fo:margin-top="0in" fo:margin-bottom="0.0098in" loext:contextual-spacing="false" fo:line-height="100%" fo:text-align="start" style:justify-single-word="false" fo:text-indent="0in" style:auto-text-indent="false" style:page-number="auto"/>
      <style:text-properties style:font-name="Calibri" fo:font-family="Calibri" style:font-family-generic="swiss" style:font-pitch="variable" fo:font-size="10pt" officeooo:rsid="0024916e" style:font-size-asian="12pt" style:font-size-complex="12pt"/>
    </style:style>
    <style:style style:name="ExperienceLocation" style:family="paragraph" style:parent-style-name="Heading_20_5" style:default-outline-level="" style:list-style-name=""/>
    <style:style style:name="ExperienceTitle" style:family="paragraph" style:parent-style-name="Heading_20_3" style:default-outline-level="" style:list-style-name="">
      <style:paragraph-properties fo:margin-top="0.1in" fo:margin-bottom="0.0402in" loext:contextual-spacing="false" style:writing-mode="page"/>
      <style:text-properties fo:font-size="12pt" style:font-size-asian="12pt" style:font-size-complex="12pt"/>
    </style:style>
    <style:style style:name="SmallCaps" style:family="paragraph" style:parent-style-name="Text_20_body">
      <style:paragraph-properties fo:line-height="100%" fo:text-align="start" style:justify-single-word="false"/>
      <style:text-properties style:font-name="Calibri" fo:font-family="Calibri" style:font-family-generic="swiss" style:font-pitch="variable" fo:font-size="10pt" officeooo:rsid="0025d916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Marginalia" style:family="paragraph" style:parent-style-name="List_20_Indent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verpass1" fo:font-family="Overpass" style:font-pitch="variable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882in" fo:margin-bottom="0.7854in" fo:margin-left="0.8709in" fo:margin-right="0.48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 Clark</meta:initial-creator>
    <meta:creation-date>2017-07-29T23:05:38.964217184</meta:creation-date>
    <dc:date>2019-04-24T08:46:43.333636044</dc:date>
    <meta:editing-duration>PT13H37M58S</meta:editing-duration>
    <meta:editing-cycles>62</meta:editing-cycles>
    <meta:generator>LibreOffice/6.1.3.2$Linux_X86_64 LibreOffice_project/86daf60bf00efa86ad547e59e09d6bb77c699acb</meta:generator>
    <meta:print-date>2019-04-21T15:43:43.757550447</meta:print-date>
    <meta:document-statistic meta:table-count="0" meta:image-count="0" meta:object-count="0" meta:page-count="2" meta:paragraph-count="56" meta:word-count="655" meta:character-count="4749" meta:non-whitespace-character-count="4118"/>
  </office:meta>
</office:document-meta>
</file>